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>
          <table:table-cell table:style-name="ce8" office:value-type="string" calcext:value-type="string">
            <text:p>kk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6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63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70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8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5">00/00/0000</text:date>, <text:time style:data-style-name="N2" text:time-value="12:46:00.102834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15T12:48:42.422844289</dc:date>
    <dc:creator>DavidA </dc:creator>
    <meta:editing-duration>P1DT2H3M13S</meta:editing-duration>
    <meta:editing-cycles>84</meta:editing-cycles>
    <meta:generator>LibreOffice/6.0.7.3$Linux_X86_64 LibreOffice_project/00m0$Build-3</meta:generator>
    <meta:document-statistic meta:table-count="1" meta:cell-count="476" meta:object-count="0"/>
  </office:meta>
</office:document-meta>
</file>